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710" calcext:value-type="float">
            <text:p>710</text:p>
          </table:table-cell>
          <table:table-cell table:formula="of:=[.B1]*100/[.A1]" office:value-type="float" office:value="24.0433457500847" calcext:value-type="float">
            <text:p>24.0433457501</text:p>
          </table:table-cell>
          <table:table-cell/>
          <table:table-cell table:formula="of:=([.A1]+[.A10]+[.A19])/3" office:value-type="float" office:value="16368" calcext:value-type="float">
            <text:p>16368</text:p>
          </table:table-cell>
          <table:table-cell table:formula="of:=([.B1]+[.B10]+[.B19])/3" office:value-type="float" office:value="3982.66666666667" calcext:value-type="float">
            <text:p>3982.6666666667</text:p>
          </table:table-cell>
          <table:table-cell table:formula="of:=([.C1]+[.C10]+[.C19])/3" office:value-type="float" office:value="30.8757178427187" calcext:value-type="float">
            <text:p>30.87571784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06" calcext:value-type="float">
            <text:p>306</text:p>
          </table:table-cell>
          <table:table-cell table:formula="of:=[.B2]*100/[.A2]" office:value-type="float" office:value="120" calcext:value-type="float">
            <text:p>120</text:p>
          </table:table-cell>
          <table:table-cell/>
          <table:table-cell table:formula="of:=([.A2]+[.A11]+[.A20])/3" office:value-type="float" office:value="3808" calcext:value-type="float">
            <text:p>3808</text:p>
          </table:table-cell>
          <table:table-cell table:formula="of:=([.B2]+[.B11]+[.B20])/3" office:value-type="float" office:value="3683.66666666667" calcext:value-type="float">
            <text:p>3683.6666666667</text:p>
          </table:table-cell>
          <table:table-cell table:formula="of:=([.C2]+[.C11]+[.C20])/3" office:value-type="float" office:value="96.7678748088857" calcext:value-type="float">
            <text:p>96.767874808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6" calcext:value-type="float">
            <text:p>306</text:p>
          </table:table-cell>
          <table:table-cell table:formula="of:=[.B3]*100/[.A3]" office:value-type="float" office:value="130.212765957447" calcext:value-type="float">
            <text:p>130.2127659574</text:p>
          </table:table-cell>
          <table:table-cell/>
          <table:table-cell table:formula="of:=([.A3]+[.A12]+[.A21])/3" office:value-type="float" office:value="3764.66666666667" calcext:value-type="float">
            <text:p>3764.6666666667</text:p>
          </table:table-cell>
          <table:table-cell table:formula="of:=([.B3]+[.B12]+[.B21])/3" office:value-type="float" office:value="3709" calcext:value-type="float">
            <text:p>3709</text:p>
          </table:table-cell>
          <table:table-cell table:formula="of:=([.C3]+[.C12]+[.C21])/3" office:value-type="float" office:value="102.856062603557" calcext:value-type="float">
            <text:p>102.8560626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4]*100/[.A4]" office:value-type="float" office:value="280" calcext:value-type="float">
            <text:p>280</text:p>
          </table:table-cell>
          <table:table-cell/>
          <table:table-cell table:formula="of:=([.A4]+[.A13]+[.A22])/3" office:value-type="float" office:value="11.1" calcext:value-type="float">
            <text:p>11.1</text:p>
          </table:table-cell>
          <table:table-cell table:formula="of:=([.B4]+[.B13]+[.B22])/3" office:value-type="float" office:value="33.1666666666667" calcext:value-type="float">
            <text:p>33.1666666667</text:p>
          </table:table-cell>
          <table:table-cell table:formula="of:=([.C4]+[.C13]+[.C22])/3" office:value-type="float" office:value="251.758465932273" calcext:value-type="float">
            <text:p>251.7584659323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0" calcext:value-type="float">
            <text:p>0</text:p>
          </table:table-cell>
          <table:table-cell table:formula="of:=[.B5]*100/[.A5]" office:value-type="float" office:value="0" calcext:value-type="float">
            <text:p>0</text:p>
          </table:table-cell>
          <table:table-cell/>
          <table:table-cell table:formula="of:=([.A5]+[.A14]+[.A23])/3" office:value-type="float" office:value="25158.6666666667" calcext:value-type="float">
            <text:p>25158.6666666667</text:p>
          </table:table-cell>
          <table:table-cell table:formula="of:=([.B5]+[.B14]+[.B23])/3" office:value-type="float" office:value="0" calcext:value-type="float">
            <text:p>0</text:p>
          </table:table-cell>
          <table:table-cell table:formula="of:=([.C5]+[.C14]+[.C23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B6]*100/[.A6]" office:value-type="float" office:value="263.636363636364" calcext:value-type="float">
            <text:p>263.6363636364</text:p>
          </table:table-cell>
          <table:table-cell/>
          <table:table-cell table:formula="of:=([.A6]+[.A15]+[.A24])/3" office:value-type="float" office:value="33.3333333333333" calcext:value-type="float">
            <text:p>33.3333333333</text:p>
          </table:table-cell>
          <table:table-cell table:formula="of:=([.B6]+[.B15]+[.B24])/3" office:value-type="float" office:value="127.333333333333" calcext:value-type="float">
            <text:p>127.3333333333</text:p>
          </table:table-cell>
          <table:table-cell table:formula="of:=([.C6]+[.C15]+[.C24])/3" office:value-type="float" office:value="273.520923520924" calcext:value-type="float">
            <text:p>273.520923520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7.4" calcext:value-type="float">
            <text:p>17.4</text:p>
          </table:table-cell>
          <table:table-cell table:formula="of:=[.B7]*100/[.A7]" office:value-type="float" office:value="370.212765957447" calcext:value-type="float">
            <text:p>370.2127659574</text:p>
          </table:table-cell>
          <table:table-cell/>
          <table:table-cell table:formula="of:=([.A7]+[.A16]+[.A25])/3" office:value-type="float" office:value="14.9" calcext:value-type="float">
            <text:p>14.9</text:p>
          </table:table-cell>
          <table:table-cell table:formula="of:=([.B7]+[.B16]+[.B25])/3" office:value-type="float" office:value="115.266666666667" calcext:value-type="float">
            <text:p>115.2666666667</text:p>
          </table:table-cell>
          <table:table-cell table:formula="of:=([.C7]+[.C16]+[.C25])/3" office:value-type="float" office:value="464.18503609993" calcext:value-type="float">
            <text:p>464.185036099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7.3" calcext:value-type="float">
            <text:p>17.3</text:p>
          </table:table-cell>
          <table:table-cell table:formula="of:=[.B8]*100/[.A8]" office:value-type="float" office:value="384.444444444444" calcext:value-type="float">
            <text:p>384.4444444444</text:p>
          </table:table-cell>
          <table:table-cell/>
          <table:table-cell table:formula="of:=([.A8]+[.A17]+[.A26])/3" office:value-type="float" office:value="12.8" calcext:value-type="float">
            <text:p>12.8</text:p>
          </table:table-cell>
          <table:table-cell table:formula="of:=([.B8]+[.B17]+[.B26])/3" office:value-type="float" office:value="114.866666666667" calcext:value-type="float">
            <text:p>114.8666666667</text:p>
          </table:table-cell>
          <table:table-cell table:formula="of:=([.C8]+[.C17]+[.C26])/3" office:value-type="float" office:value="524.885263461459" calcext:value-type="float">
            <text:p>524.8852634615</text:p>
          </table:table-cell>
        </table:table-row>
        <table:table-row table:style-name="ro1">
          <table:table-cell table:number-columns-repeated="4"/>
          <table:table-cell table:formula="of:=([.A9]+[.A18]+[.A27])/3" office:value-type="float" office:value="0" calcext:value-type="float">
            <text:p>0</text:p>
          </table:table-cell>
          <table:table-cell table:formula="of:=([.B9]+[.B18]+[.B27])/3" office:value-type="float" office:value="0" calcext:value-type="float">
            <text:p>0</text:p>
          </table:table-cell>
          <table:table-cell table:formula="of:=([.C9]+[.C18]+[.C27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87" calcext:value-type="float">
            <text:p>187</text:p>
          </table:table-cell>
          <table:table-cell table:formula="of:=[.B10]*100/[.A10]" office:value-type="float" office:value="44.4180522565321" calcext:value-type="float">
            <text:p>44.4180522565</text:p>
          </table:table-cell>
          <table:table-cell/>
          <table:table-cell table:formula="of:=([.A10]+[.A19]+[.A28])/3" office:value-type="float" office:value="15383.6666666667" calcext:value-type="float">
            <text:p>15383.6666666667</text:p>
          </table:table-cell>
          <table:table-cell table:formula="of:=([.B10]+[.B19]+[.B28])/3" office:value-type="float" office:value="3746" calcext:value-type="float">
            <text:p>3746</text:p>
          </table:table-cell>
          <table:table-cell table:formula="of:=([.C10]+[.C19]+[.C28])/3" office:value-type="float" office:value="22.8612692593572" calcext:value-type="float">
            <text:p>22.86126925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[.B11]*100/[.A11]" office:value-type="float" office:value="74" calcext:value-type="float">
            <text:p>74</text:p>
          </table:table-cell>
          <table:table-cell/>
          <table:table-cell table:formula="of:=([.A11]+[.A20]+[.A29])/3" office:value-type="float" office:value="3723" calcext:value-type="float">
            <text:p>3723</text:p>
          </table:table-cell>
          <table:table-cell table:formula="of:=([.B11]+[.B20]+[.B29])/3" office:value-type="float" office:value="3581.66666666667" calcext:value-type="float">
            <text:p>3581.6666666667</text:p>
          </table:table-cell>
          <table:table-cell table:formula="of:=([.C11]+[.C20]+[.C29])/3" office:value-type="float" office:value="56.7678748088857" calcext:value-type="float">
            <text:p>56.76787480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formula="of:=[.B12]*100/[.A12]" office:value-type="float" office:value="80.4347826086957" calcext:value-type="float">
            <text:p>80.4347826087</text:p>
          </table:table-cell>
          <table:table-cell/>
          <table:table-cell table:formula="of:=([.A12]+[.A21]+[.A30])/3" office:value-type="float" office:value="3686.33333333333" calcext:value-type="float">
            <text:p>3686.3333333333</text:p>
          </table:table-cell>
          <table:table-cell table:formula="of:=([.B12]+[.B21]+[.B30])/3" office:value-type="float" office:value="3607" calcext:value-type="float">
            <text:p>3607</text:p>
          </table:table-cell>
          <table:table-cell table:formula="of:=([.C12]+[.C21]+[.C30])/3" office:value-type="float" office:value="59.4518072844083" calcext:value-type="float">
            <text:p>59.451807284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.5" calcext:value-type="float">
            <text:p>5.5</text:p>
          </table:table-cell>
          <table:table-cell table:formula="of:=[.B13]*100/[.A13]" office:value-type="float" office:value="127.906976744186" calcext:value-type="float">
            <text:p>127.9069767442</text:p>
          </table:table-cell>
          <table:table-cell/>
          <table:table-cell table:formula="of:=([.A13]+[.A22]+[.A31])/3" office:value-type="float" office:value="7.76666666666667" calcext:value-type="float">
            <text:p>7.7666666667</text:p>
          </table:table-cell>
          <table:table-cell table:formula="of:=([.B13]+[.B22]+[.B31])/3" office:value-type="float" office:value="23.8333333333333" calcext:value-type="float">
            <text:p>23.8333333333</text:p>
          </table:table-cell>
          <table:table-cell table:formula="of:=([.C13]+[.C22]+[.C31])/3" office:value-type="float" office:value="158.425132598939" calcext:value-type="float">
            <text:p>158.425132598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B14]*100/[.A14]" office:value-type="float" office:value="0" calcext:value-type="float">
            <text:p>0</text:p>
          </table:table-cell>
          <table:table-cell/>
          <table:table-cell table:formula="of:=([.A14]+[.A23]+[.A32])/3" office:value-type="float" office:value="23116" calcext:value-type="float">
            <text:p>23116</text:p>
          </table:table-cell>
          <table:table-cell table:formula="of:=([.B14]+[.B23]+[.B32])/3" office:value-type="float" office:value="0" calcext:value-type="float">
            <text:p>0</text:p>
          </table:table-cell>
          <table:table-cell table:formula="of:=([.C14]+[.C23]+[.C32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15]*100/[.A15]" office:value-type="float" office:value="116.666666666667" calcext:value-type="float">
            <text:p>116.6666666667</text:p>
          </table:table-cell>
          <table:table-cell/>
          <table:table-cell table:formula="of:=([.A15]+[.A24]+[.A33])/3" office:value-type="float" office:value="29.6666666666667" calcext:value-type="float">
            <text:p>29.6666666667</text:p>
          </table:table-cell>
          <table:table-cell table:formula="of:=([.B15]+[.B24]+[.B33])/3" office:value-type="float" office:value="117.666666666667" calcext:value-type="float">
            <text:p>117.6666666667</text:p>
          </table:table-cell>
          <table:table-cell table:formula="of:=([.C15]+[.C24]+[.C33])/3" office:value-type="float" office:value="185.642135642136" calcext:value-type="float">
            <text:p>185.6421356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table:formula="of:=[.B16]*100/[.A16]" office:value-type="float" office:value="146.666666666667" calcext:value-type="float">
            <text:p>146.6666666667</text:p>
          </table:table-cell>
          <table:table-cell/>
          <table:table-cell table:formula="of:=([.A16]+[.A25]+[.A34])/3" office:value-type="float" office:value="13.3333333333333" calcext:value-type="float">
            <text:p>13.3333333333</text:p>
          </table:table-cell>
          <table:table-cell table:formula="of:=([.B16]+[.B25]+[.B34])/3" office:value-type="float" office:value="109.466666666667" calcext:value-type="float">
            <text:p>109.4666666667</text:p>
          </table:table-cell>
          <table:table-cell table:formula="of:=([.C16]+[.C25]+[.C34])/3" office:value-type="float" office:value="340.780780780781" calcext:value-type="float">
            <text:p>340.780780780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table:formula="of:=[.B17]*100/[.A17]" office:value-type="float" office:value="148.275862068966" calcext:value-type="float">
            <text:p>148.275862069</text:p>
          </table:table-cell>
          <table:table-cell/>
          <table:table-cell table:formula="of:=([.A17]+[.A26]+[.A35])/3" office:value-type="float" office:value="11.3" calcext:value-type="float">
            <text:p>11.3</text:p>
          </table:table-cell>
          <table:table-cell table:formula="of:=([.B17]+[.B26]+[.B35])/3" office:value-type="float" office:value="109.1" calcext:value-type="float">
            <text:p>109.1</text:p>
          </table:table-cell>
          <table:table-cell table:formula="of:=([.C17]+[.C26]+[.C35])/3" office:value-type="float" office:value="396.737115313311" calcext:value-type="float">
            <text:p>396.7371153133</text:p>
          </table:table-cell>
        </table:table-row>
        <table:table-row table:style-name="ro1">
          <table:table-cell table:number-columns-repeated="4"/>
          <table:table-cell table:formula="of:=([.A18]+[.A27]+[.A36])/3" office:value-type="float" office:value="0" calcext:value-type="float">
            <text:p>0</text:p>
          </table:table-cell>
          <table:table-cell table:formula="of:=([.B18]+[.B27]+[.B36])/3" office:value-type="float" office:value="0" calcext:value-type="float">
            <text:p>0</text:p>
          </table:table-cell>
          <table:table-cell table:formula="of:=([.C18]+[.C27]+[.C36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30" calcext:value-type="float">
            <text:p>45730</text:p>
          </table:table-cell>
          <table:table-cell office:value-type="float" office:value="11051" calcext:value-type="float">
            <text:p>11051</text:p>
          </table:table-cell>
          <table:table-cell table:formula="of:=[.B19]*100/[.A19]" office:value-type="float" office:value="24.1657555215395" calcext:value-type="float">
            <text:p>24.1657555215</text:p>
          </table:table-cell>
          <table:table-cell/>
          <table:table-cell table:formula="of:=([.A19]+[.A28]+[.A37])/3" office:value-type="float" office:value="15243.3333333333" calcext:value-type="float">
            <text:p>15243.3333333333</text:p>
          </table:table-cell>
          <table:table-cell table:formula="of:=([.B19]+[.B28]+[.B37])/3" office:value-type="float" office:value="3683.66666666667" calcext:value-type="float">
            <text:p>3683.6666666667</text:p>
          </table:table-cell>
          <table:table-cell table:formula="of:=([.C19]+[.C28]+[.C37])/3" office:value-type="float" office:value="8.05525184051316" calcext:value-type="float">
            <text:p>8.0552518405</text:p>
          </table:table-cell>
        </table:table-row>
        <table:table-row table:style-name="ro1">
          <table:table-cell office:value-type="float" office:value="11119" calcext:value-type="float">
            <text:p>11119</text:p>
          </table:table-cell>
          <table:table-cell office:value-type="float" office:value="10708" calcext:value-type="float">
            <text:p>10708</text:p>
          </table:table-cell>
          <table:table-cell table:formula="of:=[.B20]*100/[.A20]" office:value-type="float" office:value="96.3036244266571" calcext:value-type="float">
            <text:p>96.3036244267</text:p>
          </table:table-cell>
          <table:table-cell/>
          <table:table-cell table:formula="of:=([.A20]+[.A29]+[.A38])/3" office:value-type="float" office:value="3706.33333333333" calcext:value-type="float">
            <text:p>3706.3333333333</text:p>
          </table:table-cell>
          <table:table-cell table:formula="of:=([.B20]+[.B29]+[.B38])/3" office:value-type="float" office:value="3569.33333333333" calcext:value-type="float">
            <text:p>3569.3333333333</text:p>
          </table:table-cell>
          <table:table-cell table:formula="of:=([.C20]+[.C29]+[.C38])/3" office:value-type="float" office:value="32.101208142219" calcext:value-type="float">
            <text:p>32.1012081422</text:p>
          </table:table-cell>
        </table:table-row>
        <table:table-row table:style-name="ro1">
          <table:table-cell office:value-type="float" office:value="11013" calcext:value-type="float">
            <text:p>11013</text:p>
          </table:table-cell>
          <table:table-cell office:value-type="float" office:value="10784" calcext:value-type="float">
            <text:p>10784</text:p>
          </table:table-cell>
          <table:table-cell table:formula="of:=[.B21]*100/[.A21]" office:value-type="float" office:value="97.9206392445292" calcext:value-type="float">
            <text:p>97.9206392445</text:p>
          </table:table-cell>
          <table:table-cell/>
          <table:table-cell table:formula="of:=([.A21]+[.A30]+[.A39])/3" office:value-type="float" office:value="3671" calcext:value-type="float">
            <text:p>3671</text:p>
          </table:table-cell>
          <table:table-cell table:formula="of:=([.B21]+[.B30]+[.B39])/3" office:value-type="float" office:value="3594.66666666667" calcext:value-type="float">
            <text:p>3594.6666666667</text:p>
          </table:table-cell>
          <table:table-cell table:formula="of:=([.C21]+[.C30]+[.C39])/3" office:value-type="float" office:value="32.6402130815097" calcext:value-type="float">
            <text:p>32.64021308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table:formula="of:=[.B22]*100/[.A22]" office:value-type="float" office:value="347.368421052632" calcext:value-type="float">
            <text:p>347.3684210526</text:p>
          </table:table-cell>
          <table:table-cell/>
          <table:table-cell table:formula="of:=([.A22]+[.A31]+[.A40])/3" office:value-type="float" office:value="6.33333333333333" calcext:value-type="float">
            <text:p>6.3333333333</text:p>
          </table:table-cell>
          <table:table-cell table:formula="of:=([.B22]+[.B31]+[.B40])/3" office:value-type="float" office:value="22" calcext:value-type="float">
            <text:p>22</text:p>
          </table:table-cell>
          <table:table-cell table:formula="of:=([.C22]+[.C31]+[.C40])/3" office:value-type="float" office:value="115.789473684211" calcext:value-type="float">
            <text:p>115.7894736842</text:p>
          </table:table-cell>
        </table:table-row>
        <table:table-row table:style-name="ro1">
          <table:table-cell office:value-type="float" office:value="68560" calcext:value-type="float">
            <text:p>68560</text:p>
          </table:table-cell>
          <table:table-cell office:value-type="float" office:value="0" calcext:value-type="float">
            <text:p>0</text:p>
          </table:table-cell>
          <table:table-cell table:formula="of:=[.B23]*100/[.A23]" office:value-type="float" office:value="0" calcext:value-type="float">
            <text:p>0</text:p>
          </table:table-cell>
          <table:table-cell/>
          <table:table-cell table:formula="of:=([.A23]+[.A32]+[.A41])/3" office:value-type="float" office:value="22853.3333333333" calcext:value-type="float">
            <text:p>22853.3333333333</text:p>
          </table:table-cell>
          <table:table-cell table:formula="of:=([.B23]+[.B32]+[.B41])/3" office:value-type="float" office:value="0" calcext:value-type="float">
            <text:p>0</text:p>
          </table:table-cell>
          <table:table-cell table:formula="of:=([.C23]+[.C32]+[.C41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9" calcext:value-type="float">
            <text:p>339</text:p>
          </table:table-cell>
          <table:table-cell table:formula="of:=[.B24]*100/[.A24]" office:value-type="float" office:value="440.25974025974" calcext:value-type="float">
            <text:p>440.2597402597</text:p>
          </table:table-cell>
          <table:table-cell/>
          <table:table-cell table:formula="of:=([.A24]+[.A33]+[.A42])/3" office:value-type="float" office:value="25.6666666666667" calcext:value-type="float">
            <text:p>25.6666666667</text:p>
          </table:table-cell>
          <table:table-cell table:formula="of:=([.B24]+[.B33]+[.B42])/3" office:value-type="float" office:value="113" calcext:value-type="float">
            <text:p>113</text:p>
          </table:table-cell>
          <table:table-cell table:formula="of:=([.C24]+[.C33]+[.C42])/3" office:value-type="float" office:value="146.753246753247" calcext:value-type="float">
            <text:p>146.75324675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4" calcext:value-type="float">
            <text:p>324</text:p>
          </table:table-cell>
          <table:table-cell table:formula="of:=[.B25]*100/[.A25]" office:value-type="float" office:value="875.675675675676" calcext:value-type="float">
            <text:p>875.6756756757</text:p>
          </table:table-cell>
          <table:table-cell/>
          <table:table-cell table:formula="of:=([.A25]+[.A34]+[.A43])/3" office:value-type="float" office:value="12.3333333333333" calcext:value-type="float">
            <text:p>12.3333333333</text:p>
          </table:table-cell>
          <table:table-cell table:formula="of:=([.B25]+[.B34]+[.B43])/3" office:value-type="float" office:value="108" calcext:value-type="float">
            <text:p>108</text:p>
          </table:table-cell>
          <table:table-cell table:formula="of:=([.C25]+[.C34]+[.C43])/3" office:value-type="float" office:value="291.891891891892" calcext:value-type="float">
            <text:p>291.89189189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3" calcext:value-type="float">
            <text:p>323</text:p>
          </table:table-cell>
          <table:table-cell table:formula="of:=[.B26]*100/[.A26]" office:value-type="float" office:value="1041.93548387097" calcext:value-type="float">
            <text:p>1041.935483871</text:p>
          </table:table-cell>
          <table:table-cell/>
          <table:table-cell table:formula="of:=([.A26]+[.A35]+[.A44])/3" office:value-type="float" office:value="10.3333333333333" calcext:value-type="float">
            <text:p>10.3333333333</text:p>
          </table:table-cell>
          <table:table-cell table:formula="of:=([.B26]+[.B35]+[.B44])/3" office:value-type="float" office:value="107.666666666667" calcext:value-type="float">
            <text:p>107.6666666667</text:p>
          </table:table-cell>
          <table:table-cell table:formula="of:=([.C26]+[.C35]+[.C44])/3" office:value-type="float" office:value="347.311827956989" calcext:value-type="float">
            <text:p>347.311827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5:38:00.943328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3:32:32.603341427</meta:creation-date>
    <meta:generator>LibreOffice/4.4.6.3$Linux_X86_64 LibreOffice_project/40m0$Build-3</meta:generator>
    <dc:date>2017-12-17T15:47:02.680134900</dc:date>
    <meta:editing-duration>PT19M36S</meta:editing-duration>
    <meta:editing-cycles>5</meta:editing-cycles>
    <meta:document-statistic meta:table-count="1" meta:cell-count="150" meta:object-count="0"/>
  </office:meta>
</office:document-meta>
</file>